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>
    <style:style style:name="Bold" style:family="text" style:display-name="Bold">
      <style:text-properties fo:font-weight="bold"/>
    </style:style>
  </office:automatic-styles>
  <office:body>
    <office:text>
      <text:h text:outline-level="1" text:style-name="Heading_20_1">My first text</text:h>
      <text:p>Hello world. <text:span text:style-name="Bold">This part is bold. </text:span>This is after bold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Heading_20_1" style:family="paragraph" style:display-name="Heading 1">
      <style:text-properties fo:font-size="24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